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9b143" officeooo:paragraph-rsid="0019b143" style:font-size-asian="15.75pt" style:font-size-complex="18pt"/>
    </style:style>
    <style:style style:name="P2" style:family="paragraph" style:parent-style-name="Standard">
      <style:paragraph-properties fo:text-align="start" style:justify-single-word="false"/>
      <style:text-properties fo:font-size="18pt" officeooo:rsid="0019b143" officeooo:paragraph-rsid="0019b143" style:font-size-asian="15.75pt" style:font-size-complex="18pt"/>
    </style:style>
    <style:style style:name="P3" style:family="paragraph" style:parent-style-name="Standard">
      <style:paragraph-properties fo:text-align="start" style:justify-single-word="false"/>
      <style:text-properties fo:font-size="18pt" officeooo:rsid="001b6d9b" officeooo:paragraph-rsid="001b6d9b" style:font-size-asian="15.75pt" style:font-size-complex="18pt"/>
    </style:style>
    <style:style style:name="P4" style:family="paragraph" style:parent-style-name="Standard">
      <style:paragraph-properties fo:text-align="start" style:justify-single-word="false"/>
      <style:text-properties fo:font-size="18pt" officeooo:rsid="001c374f" officeooo:paragraph-rsid="001c374f" style:font-size-asian="15.75pt" style:font-size-complex="18pt"/>
    </style:style>
    <style:style style:name="P5" style:family="paragraph" style:parent-style-name="Standard">
      <style:paragraph-properties fo:text-align="center" style:justify-single-word="false"/>
      <style:text-properties fo:font-size="18pt" officeooo:rsid="001c374f" officeooo:paragraph-rsid="001c374f" style:font-size-asian="15.75pt" style:font-size-complex="18pt"/>
    </style:style>
    <style:style style:name="P6" style:family="paragraph" style:parent-style-name="Standard">
      <style:paragraph-properties fo:text-align="center" style:justify-single-word="false"/>
      <style:text-properties fo:font-size="18pt" officeooo:rsid="001df14a" officeooo:paragraph-rsid="001df14a" style:font-size-asian="15.75pt" style:font-size-complex="18pt"/>
    </style:style>
    <style:style style:name="P7" style:family="paragraph" style:parent-style-name="Standard">
      <style:paragraph-properties fo:text-align="start" style:justify-single-word="false"/>
      <style:text-properties officeooo:paragraph-rsid="001b6d9b"/>
    </style:style>
    <style:style style:name="P8" style:family="paragraph" style:parent-style-name="Standard">
      <style:paragraph-properties fo:text-align="start" style:justify-single-word="false"/>
      <style:text-properties officeooo:rsid="001b6d9b" officeooo:paragraph-rsid="001b6d9b"/>
    </style:style>
    <style:style style:name="P9" style:family="paragraph" style:parent-style-name="Standard">
      <style:paragraph-properties fo:text-align="start" style:justify-single-word="false"/>
      <style:text-properties officeooo:rsid="001c374f" officeooo:paragraph-rsid="001c374f"/>
    </style:style>
    <style:style style:name="P10" style:family="paragraph" style:parent-style-name="Standard">
      <style:paragraph-properties fo:text-align="start" style:justify-single-word="false"/>
      <style:text-properties fo:font-size="12pt" officeooo:rsid="001df14a" officeooo:paragraph-rsid="001df14a" style:font-size-asian="10.5pt" style:font-size-complex="12pt"/>
    </style:style>
    <style:style style:name="T1" style:family="text">
      <style:text-properties fo:font-size="12pt" style:font-size-asian="10.5pt" style:font-size-complex="12pt"/>
    </style:style>
    <style:style style:name="T2" style:family="text">
      <style:text-properties fo:font-size="12pt" officeooo:rsid="001b6d9b" style:font-size-asian="10.5pt" style:font-size-complex="12pt"/>
    </style:style>
    <style:style style:name="T3" style:family="text">
      <style:text-properties fo:color="#000000" style:font-name="Liberation Serif" fo:font-size="12pt" fo:font-style="normal" fo:font-weight="normal" officeooo:rsid="001b6d9b" style:font-size-asian="10.5pt" style:font-style-asian="normal" style:font-weight-asian="normal" style:font-size-complex="12pt"/>
    </style:style>
    <style:style style:name="T4" style:family="text">
      <style:text-properties fo:color="#000000" style:font-name="Liberation Serif" fo:font-size="12pt" fo:font-style="normal" fo:font-weight="normal" style:font-size-asian="10.5pt" style:font-style-asian="normal" style:font-weight-asian="normal" style:font-size-complex="12pt"/>
    </style:style>
    <style:style style:name="T5" style:family="text">
      <style:text-properties fo:color="#000000" style:font-name="Liberation Serif" fo:font-size="12pt" fo:font-style="normal" fo:font-weight="normal" officeooo:rsid="001c374f" style:font-size-asian="10.5pt" style:font-style-asian="normal" style:font-weight-asian="normal" style:font-size-complex="12pt"/>
    </style:style>
    <style:style style:name="T6" style:family="text">
      <style:text-properties fo:color="#000000" style:font-name="Liberation Serif" fo:font-size="12pt" fo:font-style="normal" fo:font-weight="normal" officeooo:rsid="001c4d88" style:font-size-asian="10.5pt" style:font-style-asian="normal" style:font-weight-asian="normal" style:font-size-complex="12pt"/>
    </style:style>
    <style:style style:name="T7" style:family="text">
      <style:text-properties fo:color="#000000" style:font-name="Liberation Serif" fo:font-style="normal" fo:font-weight="normal" officeooo:rsid="001c4d88" style:font-style-asian="normal" style:font-weight-asian="normal"/>
    </style:style>
    <style:style style:name="T8" style:family="text">
      <style:text-properties fo:color="#000000" style:font-name="Liberation Serif" fo:font-style="normal" fo:font-weight="normal" style:font-style-asian="normal" style:font-weight-asian="normal"/>
    </style:style>
    <style:style style:name="T9" style:family="text">
      <style:text-properties style:font-name="Liberation Serif" fo:font-size="12pt" officeooo:rsid="001b6d9b"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ir Programming</text:p>
      <text:p text:style-name="P1"><text:span text:style-name="T1"/></text:p>
      <text:p text:style-name="P4"><text:span text:style-name="T1">08.11.2019</text:span></text:p>
      <text:p text:style-name="P2"><text:span text:style-name="T1">17:23</text:span></text:p>
      <text:p text:style-name="P2"><text:span text:style-name="T1">Driver: Marcos</text:span></text:p>
      <text:p text:style-name="P2"><text:span text:style-name="T1">Observer: Justin</text:span></text:p>
      <text:p text:style-name="P2"><text:span text:style-name="T1">- Marcos hat die Parcel functions implementiert für Pokemon, Swaps, Competitions, Trainer</text:span></text:p>
      <text:p text:style-name="P2"><text:span text:style-name="T1">- hat in der activity_main.xml den FloatingActionButton implementiert</text:span></text:p>
      <text:p text:style-name="P2"><text:span text:style-name="T1">→ Neue Activity zum Pokemon erstellen geschrieben</text:span></text:p>
      <text:p text:style-name="P2"><text:span text:style-name="T1"/></text:p>
      <text:p text:style-name="P2"><text:span text:style-name="T1">18:05</text:span></text:p>
      <text:p text:style-name="P2"><text:span text:style-name="T1">Driver: Justin</text:span></text:p>
      <text:p text:style-name="P2"><text:span text:style-name="T1">Observer: Marcos</text:span></text:p>
      <text:p text:style-name="P2"><text:span text:style-name="T1">- </text:span><text:span text:style-name="T2">Justin hat Namensfeld und Typespinner geschrieben</text:span></text:p>
      <text:p text:style-name="P2"><text:span text:style-name="T2">→ Array Adapter für Spinner</text:span></text:p>
      <text:p text:style-name="P2"><text:span text:style-name="T2">- SAVE und CANCEL button implementiert</text:span></text:p>
      <text:p text:style-name="P2"><text:span text:style-name="T2">- Create new Pokemon Activity fertig</text:span></text:p>
      <text:p text:style-name="P2"><text:span text:style-name="T2"/></text:p>
      <text:p text:style-name="P3"><text:span text:style-name="T1">18:57</text:span></text:p>
      <text:p text:style-name="P3"><text:span text:style-name="T1">Driver: Marcos</text:span></text:p>
      <text:p text:style-name="P3"><text:span text:style-name="T1">Observer: Justin</text:span></text:p>
      <text:p text:style-name="P3"><text:span text:style-name="T1">- Marcos hat eine neue Activity erstellt</text:span></text:p>
      <text:p text:style-name="P3"><text:span text:style-name="T1">→ DetailView für Pokemons</text:span></text:p>
      <text:p text:style-name="P7"><text:span text:style-name="T2">-</text:span><text:span text:style-name="T9"> </text:span><text:span text:style-name="T3">setOnLongClickListener um DetailView zu öffnen (Pokemon gedrückt halten)</text:span></text:p>
      <text:p text:style-name="P7"><text:span text:style-name="T3">- Hat in der createSampleDataIfNecessary function neuen Trainer hinzugefügt und swaps und competitions gemacht zum testen der DetailView.</text:span></text:p>
      <text:p text:style-name="P7"><text:span text:style-name="T3"/></text:p>
      <text:p text:style-name="P8"><text:span text:style-name="T4">19:34</text:span></text:p>
      <text:p text:style-name="P8"><text:span text:style-name="T4">Driver: Justin</text:span></text:p>
      <text:p text:style-name="P8"><text:span text:style-name="T4">Observer: Marcos</text:span></text:p>
      <text:p text:style-name="P8"><text:span text:style-name="T4">- Hat in die DetailView einen EDIT button hinzugefügt</text:span></text:p>
      <text:p text:style-name="P8"><text:span text:style-name="T4">- Spinner, EditText, Switch zur DetailView in Visibility Gone hinzugefügt</text:span></text:p>
      <text:p text:style-name="P8"><text:span text:style-name="T4">- Nach drücken von EDIT erscheint der Spinner, EditText und Switch um pokemon ändern zu können.</text:span></text:p>
      <text:p text:style-name="P8"><text:span text:style-name="T4">- </text:span><text:span text:style-name="T5">Im DetailView einen CANCEL und SAVE button hinzugefügt, der nur nach EDIT kommt</text:span></text:p>
      <text:p text:style-name="P8"><text:span text:style-name="T5">→ Um änderungen speichern und canceln zu können</text:span></text:p>
      <text:p text:style-name="P8"><text:span text:style-name="T5"/></text:p>
      <text:p text:style-name="P9"><text:span text:style-name="T4">09.11.2019</text:span></text:p>
      <text:p text:style-name="P9"><text:span text:style-name="T4">16:57</text:span></text:p>
      <text:p text:style-name="P9"><text:span text:style-name="T4">Driver: Marcos</text:span></text:p>
      <text:p text:style-name="P9"><text:span text:style-name="T4">Observer: Justin</text:span></text:p>
      <text:p text:style-name="P9"><text:span text:style-name="T4">- Fügt einen DELETE button zu der DetailView hinzu um pokemons löschen zu können</text:span></text:p>
      <text:p text:style-name="P9"><text:span text:style-name="T4">→ DELETE ruft STORAGE.remove auf</text:span></text:p>
      <text:p text:style-name="P9"><text:span text:style-name="T4">- AlertDialog.Builder für das löschen von Pokemons geschrieben</text:span></text:p>
      <text:p text:style-name="P9"><text:span text:style-name="T4">→ Als bestätigungs dialog box, um löschen noch verhindern zu können</text:span></text:p>
      <text:p text:style-name="P9"><text:span text:style-name="T4">- Ehemalige TextField Swaps/ Competitions zu RecyclerView + Cardview geändert</text:span></text:p>
      <text:p text:style-name="P9"><text:span text:style-name="T4"/></text:p>
      <text:p text:style-name="P9"><text:span text:style-name="T4"/></text:p>
      <text:p text:style-name="P9"><text:span text:style-name="T4"/></text:p>
      <text:p text:style-name="P9"><text:soft-page-break/><text:span text:style-name="T4">17:42</text:span></text:p>
      <text:p text:style-name="P9"><text:span text:style-name="T4">Driver: Justin</text:span></text:p>
      <text:p text:style-name="P9"><text:span text:style-name="T4">Observer: Marcos</text:span></text:p>
      <text:p text:style-name="P9"><text:span text:style-name="T4">- SwapAdapter, CompetitionAdapter und Holder </text:span><text:span text:style-name="T6">geschrieben</text:span></text:p>
      <text:p text:style-name="P9"><text:span text:style-name="T6">- ändern des Titels der Activity abhängig von der geöffneten Activity</text:span></text:p>
      <text:p text:style-name="P9"><text:span text:style-name="T6"/></text:p>
      <text:p text:style-name="P5"><text:span text:style-name="T7"/></text:p>
      <text:p text:style-name="P5"><text:span text:style-name="T7"/></text:p>
      <text:p text:style-name="P5"><text:span text:style-name="T7"/></text:p>
      <text:p text:style-name="P6"><text:span text:style-name="T7">E</text:span><text:span text:style-name="T8">rfahrungsbericht</text:span></text:p>
      <text:p text:style-name="P10"><text:span text:style-name="T8"/></text:p>
      <text:p text:style-name="P10"><text:span text:style-name="T8">Der große Vorteil von Pari-Programming gegenüber des normalen Programmierens ist es, dass immer eine weitere Person deinen Code mitliest und dich auf mögliche semantische Fehler hinweist.</text:span></text:p>
      <text:p text:style-name="P10"><text:span text:style-name="T8">Häufig passiert es, wenn man alleine arbeitet, dass man unsauberen Code schreibt.</text:span></text:p>
      <text:p text:style-name="P10"><text:span text:style-name="T8">Wenn jedoch eine zweite Person mitarbeitet wird man gezwungen Code zu schreiben der auch von anderen gelesen und geschrieben werden muss, daraus folgt besserer, leserlicher Code den man auch später noch verstehen kann.</text:span></text:p>
      <text:p text:style-name="P10"><text:span text:style-name="T8">Jedoch kommt es beim Pair-Programming häufiger mal zu unterschiedlichen Meinungen, hauptsächlich beim Thema „UI“. Diese unterschiedlichen Meinungen müssen dann erstmal eklärt werden, was manchmal ziemlich lange dauern kann. </text:span></text:p>
      <text:p text:style-name="P10"><text:span text:style-name="T8">Auch wenn der andere Partner eine andere Syntax gewohnt ist als man selbst, ist es Anfangs schwer sich so umzustellen, dass beide die gleichen Konventionen einhalten, auch bei Variablen und Funktionen benenungen.</text:span></text:p>
      <text:p text:style-name="P10"><text:span text:style-name="T8"/></text:p>
      <text:p text:style-name="P10"><text:span text:style-name="T8">Zusammenfassend kann man also sagen, dass Pair-Programming etwas Gutes ist, wenn man die Zeit und Ausdauer hat sich mit seinem Partner hinzusetzen und gemeinsam miteinander zu Coden. Jedoch ist es schwierig im normalen Alltag dafür immer die Zeit zu fi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Bitstream Vera Sans Mono" svg:font-family="'Bitstream Vera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0T15:16:40.910193255</meta:creation-date>
    <dc:date>2019-11-10T16:10:35.699088337</dc:date>
    <meta:editing-duration>PT13M19S</meta:editing-duration>
    <meta:editing-cycles>2</meta:editing-cycles>
    <meta:generator>LibreOffice/6.2.8.2$Linux_X86_64 LibreOffice_project/20$Build-2</meta:generator>
    <meta:document-statistic meta:table-count="0" meta:image-count="0" meta:object-count="0" meta:page-count="2" meta:paragraph-count="51" meta:word-count="417" meta:character-count="2869" meta:non-whitespace-character-count="2502"/>
  </office:meta>
</office:document-meta>
</file>